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left="0.25in">
        <style:tab-stops/>
      </style:paragraph-properties>
      <style:text-properties fo:font-weight="bold" style:font-weight-asian="bold"/>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T4" style:parent-style-name="Fuentedepárrafopredeter." style:family="text">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T7" style:parent-style-name="Fuentedepárrafopredeter." style:family="text">
      <style:text-properties fo:font-weight="bold" style:font-weight-asian="bold"/>
    </style:style>
    <style:style style:name="T8" style:parent-style-name="Fuentedepárrafopredeter." style:family="text">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text-properties fo:font-weight="bold" style:font-weight-asian="bold"/>
    </style:style>
    <style:style style:name="T15" style:parent-style-name="Fuentedepárrafopredeter." style:family="text">
      <style:text-properties fo:font-weight="bold" style:font-weight-asian="bold"/>
    </style:style>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T18" style:parent-style-name="Fuentedepárrafopredeter." style:family="text">
      <style:text-properties fo:font-weight="bold" style:font-weight-asian="bold"/>
    </style:style>
    <style:style style:name="T19" style:parent-style-name="Fuentedepárrafopredeter." style:family="text">
      <style:text-properties fo:font-weight="bold" style:font-weight-asian="bold"/>
    </style:style>
    <style:style style:name="T20" style:parent-style-name="Fuentedepárrafopredeter." style:family="text">
      <style:text-properties fo:font-weight="bold" style:font-weight-asian="bold"/>
    </style:style>
    <style:style style:name="T21" style:parent-style-name="Fuentedepárrafopredeter." style:family="text">
      <style:text-properties fo:font-weight="bold" style:font-weight-asian="bold"/>
    </style:style>
    <style:style style:name="T22" style:parent-style-name="Fuentedepárrafopredeter." style:family="text">
      <style:text-properties fo:font-weight="bold" style:font-weight-asian="bold"/>
    </style:style>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style:style>
    <style:style style:name="T25" style:parent-style-name="Fuentedepárrafopredeter." style:family="text">
      <style:text-properties fo:font-weight="bold" style:font-weight-asian="bold"/>
    </style:style>
    <style:style style:name="P26" style:parent-style-name="Normal" style:family="paragraph">
      <style:paragraph-properties>
        <style:tab-stops>
          <style:tab-stop style:type="left" style:position="1.0729in"/>
        </style:tab-stops>
      </style:paragraph-properties>
    </style:style>
    <style:style style:name="T27" style:parent-style-name="Fuentedepárrafopredeter." style:family="text">
      <style:text-properties fo:font-weight="bold" style:font-weight-asian="bold"/>
    </style:style>
    <style:style style:name="P28" style:parent-style-name="Normal" style:family="paragraph">
      <style:paragraph-properties>
        <style:tab-stops>
          <style:tab-stop style:type="left" style:position="1.0729in"/>
        </style:tab-stops>
      </style:paragraph-properties>
    </style:style>
    <style:style style:name="T29" style:parent-style-name="Fuentedepárrafopredeter." style:family="text">
      <style:text-properties fo:font-weight="bold" style:font-weight-asian="bold"/>
    </style:style>
    <style:style style:name="P30" style:parent-style-name="Normal" style:family="paragraph">
      <style:paragraph-properties>
        <style:tab-stops>
          <style:tab-stop style:type="left" style:position="1.0729in"/>
        </style:tab-stops>
      </style:paragraph-properties>
    </style:style>
    <style:style style:name="T31" style:parent-style-name="Fuentedepárrafopredeter." style:family="text">
      <style:text-properties fo:font-weight="bold" style:font-weight-asian="bold"/>
    </style:style>
    <style:style style:name="P32" style:parent-style-name="Normal" style:family="paragraph">
      <style:paragraph-properties>
        <style:tab-stops>
          <style:tab-stop style:type="left" style:position="1.0729in"/>
        </style:tab-stops>
      </style:paragraph-properties>
    </style:style>
    <style:style style:name="T33" style:parent-style-name="Fuentedepárrafopredeter." style:family="text">
      <style:text-properties fo:font-weight="bold" style:font-weight-asian="bold"/>
    </style:style>
    <style:style style:name="P34" style:parent-style-name="Normal" style:family="paragraph">
      <style:paragraph-properties>
        <style:tab-stops>
          <style:tab-stop style:type="left" style:position="1.0729in"/>
        </style:tab-stops>
      </style:paragraph-properties>
    </style:style>
    <style:style style:name="T35" style:parent-style-name="Fuentedepárrafopredeter." style:family="text">
      <style:text-properties fo:font-weight="bold" style:font-weight-asian="bold"/>
    </style:style>
    <style:style style:name="P36" style:parent-style-name="Normal" style:family="paragraph">
      <style:paragraph-properties>
        <style:tab-stops>
          <style:tab-stop style:type="left" style:position="1.0729in"/>
        </style:tab-stops>
      </style:paragraph-properties>
    </style:style>
    <style:style style:name="T37" style:parent-style-name="Fuentedepárrafopredeter." style:family="text">
      <style:text-properties fo:font-weight="bold" style:font-weight-asian="bold"/>
    </style:style>
    <style:style style:name="P38" style:parent-style-name="Normal" style:family="paragraph">
      <style:paragraph-properties>
        <style:tab-stops>
          <style:tab-stop style:type="left" style:position="1.0729in"/>
        </style:tab-stops>
      </style:paragraph-properties>
    </style:style>
    <style:style style:name="P39" style:parent-style-name="Normal" style:family="paragraph">
      <style:paragraph-properties fo:text-align="center">
        <style:tab-stops>
          <style:tab-stop style:type="left" style:position="1.0729in"/>
        </style:tab-stops>
      </style:paragraph-properties>
      <style:text-properties fo:font-weight="bold" style:font-weight-asian="bold"/>
    </style:style>
    <style:style style:name="P40" style:parent-style-name="Normal" style:family="paragraph">
      <style:paragraph-properties>
        <style:tab-stops>
          <style:tab-stop style:type="left" style:position="1.0729in"/>
        </style:tab-stops>
      </style:paragraph-properties>
    </style:style>
    <style:style style:name="P41" style:parent-style-name="Normal" style:family="paragraph">
      <style:paragraph-properties>
        <style:tab-stops>
          <style:tab-stop style:type="left" style:position="1.0729in"/>
        </style:tab-stops>
      </style:paragraph-properties>
    </style:style>
    <style:style style:name="P42" style:parent-style-name="Párrafodelista" style:list-style-name="LFO2" style:family="paragraph">
      <style:paragraph-properties>
        <style:tab-stops>
          <style:tab-stop style:type="left" style:position="0.5729in"/>
        </style:tab-stops>
      </style:paragraph-properties>
    </style:style>
    <style:style style:name="P43" style:parent-style-name="Párrafodelista" style:list-style-name="LFO2" style:family="paragraph">
      <style:paragraph-properties>
        <style:tab-stops>
          <style:tab-stop style:type="left" style:position="0.5729in"/>
        </style:tab-stops>
      </style:paragraph-properties>
    </style:style>
    <style:style style:name="P44" style:parent-style-name="Párrafodelista" style:list-style-name="LFO2" style:family="paragraph">
      <style:paragraph-properties>
        <style:tab-stops>
          <style:tab-stop style:type="left" style:position="0.5729in"/>
        </style:tab-stops>
      </style:paragraph-properties>
    </style:style>
    <style:style style:name="P45" style:parent-style-name="Párrafodelista" style:list-style-name="LFO2" style:family="paragraph">
      <style:paragraph-properties>
        <style:tab-stops>
          <style:tab-stop style:type="left" style:position="0.5729in"/>
        </style:tab-stops>
      </style:paragraph-properties>
    </style:style>
    <style:style style:name="P46" style:parent-style-name="Párrafodelista" style:list-style-name="LFO2" style:family="paragraph">
      <style:paragraph-properties>
        <style:tab-stops>
          <style:tab-stop style:type="left" style:position="0.5729in"/>
        </style:tab-stops>
      </style:paragraph-properties>
    </style:style>
    <style:style style:name="P47" style:parent-style-name="Normal" style:family="paragraph">
      <style:paragraph-properties>
        <style:tab-stops>
          <style:tab-stop style:type="left" style:position="1.0729in"/>
        </style:tab-stops>
      </style:paragraph-properties>
    </style:style>
    <style:style style:name="P48"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49"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0"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1"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2"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3"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4"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5"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6"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7"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8"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59"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0"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1"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2"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3"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4"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5"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6"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7"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8" style:parent-style-name="Normal" style:family="paragraph">
      <style:paragraph-properties>
        <style:tab-stops>
          <style:tab-stop style:type="left" style:position="1.0729in"/>
        </style:tab-stops>
      </style:paragraph-properties>
      <style:text-properties fo:font-size="10pt" style:font-size-asian="10pt" style:font-size-complex="10pt"/>
    </style:style>
    <style:style style:name="P69" style:parent-style-name="Normal" style:family="paragraph">
      <style:paragraph-properties fo:text-align="center">
        <style:tab-stops>
          <style:tab-stop style:type="left" style:position="1.0729in"/>
        </style:tab-stops>
      </style:paragraph-properties>
    </style:style>
    <style:style style:name="P70" style:parent-style-name="Normal" style:family="paragraph">
      <style:paragraph-properties fo:text-align="center">
        <style:tab-stops>
          <style:tab-stop style:type="left" style:position="1.0729in"/>
        </style:tab-stops>
      </style:paragraph-properties>
    </style:style>
    <style:style style:name="P71" style:parent-style-name="Normal" style:family="paragraph">
      <style:paragraph-properties fo:text-align="center">
        <style:tab-stops>
          <style:tab-stop style:type="left" style:position="1.0729in"/>
        </style:tab-stops>
      </style:paragraph-properties>
    </style:style>
    <style:style style:name="P72" style:parent-style-name="Normal" style:family="paragraph">
      <style:paragraph-properties fo:text-align="center">
        <style:tab-stops>
          <style:tab-stop style:type="left" style:position="1.0729in"/>
        </style:tab-stops>
      </style:paragraph-properties>
    </style:style>
    <style:style style:name="P73" style:parent-style-name="Normal" style:family="paragraph">
      <style:paragraph-properties fo:text-align="center">
        <style:tab-stops>
          <style:tab-stop style:type="left" style:position="1.0729in"/>
        </style:tab-stops>
      </style:paragraph-properties>
    </style:style>
    <style:style style:name="P74" style:parent-style-name="Normal" style:family="paragraph">
      <style:paragraph-properties fo:text-align="center">
        <style:tab-stops>
          <style:tab-stop style:type="left" style:position="1.0729in"/>
        </style:tab-stops>
      </style:paragraph-properties>
    </style:style>
    <style:style style:name="P75" style:parent-style-name="Normal" style:family="paragraph">
      <style:paragraph-properties fo:text-align="center">
        <style:tab-stops>
          <style:tab-stop style:type="left" style:position="1.0729in"/>
        </style:tab-stops>
      </style:paragraph-properties>
    </style:style>
    <style:style style:name="P76" style:parent-style-name="Normal" style:family="paragraph">
      <style:paragraph-properties fo:text-align="center">
        <style:tab-stops>
          <style:tab-stop style:type="left" style:position="1.0729in"/>
        </style:tab-stops>
      </style:paragraph-properties>
      <style:text-properties fo:font-weight="bold" style:font-weight-asian="bold"/>
    </style:style>
    <style:style style:name="P77" style:parent-style-name="Normal" style:family="paragraph">
      <style:paragraph-properties fo:text-align="center">
        <style:tab-stops>
          <style:tab-stop style:type="left" style:position="1.0729in"/>
        </style:tab-stops>
      </style:paragraph-properties>
      <style:text-properties fo:font-weight="bold" style:font-weight-asian="bold"/>
    </style:style>
    <style:style style:name="P78" style:parent-style-name="Normal" style:family="paragraph">
      <style:paragraph-properties fo:text-align="center">
        <style:tab-stops>
          <style:tab-stop style:type="left" style:position="1.0729in"/>
        </style:tab-stops>
      </style:paragraph-properties>
      <style:text-properties fo:font-weight="bold" style:font-weight-asian="bold"/>
    </style:style>
    <style:style style:name="P79" style:parent-style-name="Normal" style:family="paragraph">
      <style:paragraph-properties>
        <style:tab-stops>
          <style:tab-stop style:type="left" style:position="1.0729in"/>
        </style:tab-stops>
      </style:paragraph-properties>
    </style:style>
    <style:style style:name="P80" style:parent-style-name="Normal" style:family="paragraph">
      <style:paragraph-properties>
        <style:tab-stops>
          <style:tab-stop style:type="left" style:position="1.0729in"/>
        </style:tab-stops>
      </style:paragraph-properties>
    </style:style>
    <style:style style:name="P81" style:parent-style-name="Normal" style:family="paragraph">
      <style:paragraph-properties>
        <style:tab-stops>
          <style:tab-stop style:type="left" style:position="1.0729in"/>
        </style:tab-stops>
      </style:paragraph-properties>
    </style:style>
    <style:style style:name="P82" style:parent-style-name="Normal" style:family="paragraph">
      <style:paragraph-properties>
        <style:tab-stops>
          <style:tab-stop style:type="left" style:position="1.0729in"/>
        </style:tab-stops>
      </style:paragraph-properties>
    </style:style>
  </office:automatic-styles>
  <office:body>
    <office:text text:use-soft-page-breaks="true">
      <text:p text:style-name="P1">Enfoque general de los servicios de calidad</text:p>
      <text:p text:style-name="P2"/>
      <text:p text:style-name="P3">Descripción general de los servicios</text:p>
      <text:p text:style-name="Normal">Se llevará a cabo una inspección específica para cada acreditación a solicitar por la empresa cliente. Dicha inspección se divide entre diferentes<text:s/>comprobaciones que van a ser llevadas por un inspector. Éste tendrá a su disponibilidad un documento que contenga todas las comprobaciones a realizar.</text:p>
      <text:p text:style-name="Normal">Cada inspección puede tener diferentes condicionantes por el tipo de negocio o mercado al que se dedica,<text:s/>por lo que el inspector tendrá que acordar con la empresa cliente los puntos a comprobar de manera particular. Dicho acuerdo tendrá que estar compulsado por ambas partes.</text:p>
      <text:p text:style-name="Normal">El inspector realizará todos los comprobantes necesarios para otorgar la acreditación<text:s/>correspondiente. En caso de no poder otorgar la acreditación, el inspector deberá concluir la inspección con un fichero que define todos los puntos que la empresa no cumple para alcanzar dicha acreditación.</text:p>
      <text:p text:style-name="Normal"><text:span text:style-name="T4">Particularización de las actividades a realizar<text:s/></text:span><text:span text:style-name="T5">para el sistema</text:span><text:s/><text:span text:style-name="T6">GIRO<text:s/></text:span>donde destacan los siguientes puntos:</text:p>
      <text:p text:style-name="Normal">- El formato y el contenido de los documentos pertenecientes al Sistema deberán <text:s text:c="5"/>seguir un cierto reglamento para comprobar la calidad de la documentación. Tiene una periodicidad de 2 semanas.</text:p>
      <text:p text:style-name="Normal">- Esta comprobación se realiza con el software en funcionamiento, siendo éste de tres tipos: Estrés, Picos y Fiabilidad. En dicho funcionamiento se emiten informes parciales que concretan cómo responde el Sistema en los diferentes tipos. Periodicidad ocasional.</text:p>
      <text:p text:style-name="Normal">- Se estudia las ventajas e inconvenientes del software y se hace una valoración para saber en qué aspectos se le dará una mayor importancia. También se elabora un informe para corregir los defectos con una estimación del tiempo para ser corregido por el equipo de desarrollo.</text:p>
      <text:p text:style-name="Normal"><text:span text:style-name="T7">Particularización de las actividades a realizar para el sistema SIRHUS</text:span><text:s/>donde destacan los siguientes puntos:</text:p>
      <text:p text:style-name="Normal">- Certificación estática de código, basados en una lista de puntos acordados previamente.</text:p>
      <text:p text:style-name="Normal">- Pruebas de compatibilidad con cualquier dispositivo.</text:p>
      <text:p text:style-name="Normal"><text:span text:style-name="T8">Particularización de las actividades a realizar para el sistema GIRO</text:span><text:s/>donde destacan los siguientes puntos:</text:p>
      <text:p text:style-name="Normal">- Certificación estática de código, basados en una lista de puntos acordados previamente.</text:p>
      <text:p text:style-name="Normal">- Elaboración de informes de control para un mejor manejo del sistema.</text:p>
      <text:p text:style-name="P9">Particularización de las actividades a realizar para el resto de sistemas</text:p>
      <text:p text:style-name="Normal">Para el resto de los sistemas se seleccionan servicios de pruebas y a partir de allí se establecen los niveles de certificación, estos servicios<text:s/>deben ser planificados previamente.</text:p>
      <text:p text:style-name="P10">Informes de resultados de la certificación</text:p>
      <text:p text:style-name="Normal">Al finalizar se entregará un informe que declarará el producto y su versión inspeccionado, las inspecciones realizadas, identificación y firma del responsable a otorgar el certificado.</text:p>
      <text:p text:style-name="P11"/>
      <text:p text:style-name="P12"/>
      <text:p text:style-name="P13"/>
      <text:p text:style-name="Normal"/>
      <text:soft-page-break/>
      <text:p text:style-name="P14">Verificación y validación de entrega software</text:p>
      <text:p text:style-name="Normal"/>
      <text:p text:style-name="Normal">El servicio<text:s/><text:span text:style-name="T15">“Generación y Evolución de Planes de Prueba”</text:span><text:s/>elabora, verifica y estudia los planes de prueba. Con un componente específico para un plan de prueba, se analizan los<text:s/>existentes. Y se obtiene los planes de prueba regidos en el plan de certificación.</text:p>
      <text:p text:style-name="Normal">El servicio<text:span text:style-name="T16"><text:s/>“Verificación de la documentación de la entrega”</text:span><text:s/>certifica la documentación de las entregas de SUR, SIRhUS y GIRO. Se revisan los entregables para ser aceptados<text:s/>o rechazados. Si son aceptados, realizan sus respectivos avances de flujos y generan los informes necesarios.</text:p>
      <text:p text:style-name="Normal">El servicio<text:s/><text:span text:style-name="T17">“Verificación y Validación del Proceso de Compilación”</text:span><text:s/>garantiza el despliegue, la compilación y una dependencia adecuada con sus componentes. Se obtiene el software compilado y desplegado, con su informe de compilación y registrando los errores.</text:p>
      <text:p text:style-name="Normal">El servicio<text:s/><text:span text:style-name="T18">“Verificación y Validación Estática de Código Fuente”</text:span><text:s/>verifica los niveles de calidad del código fuente en base a las mejores prácticas de desarrollo. Se obtiene un informe con los defectos detectados y las tendencias de mejora sobre ellas, y se van a registrar.<text:s/></text:p>
      <text:p text:style-name="Normal">El servicio<text:s/><text:span text:style-name="T19">“Verificación y Validación del Proceso de Despliegue”</text:span><text:s/>comprueba la implantación en el entorno predefinido, siguiendo los pasos de la documentación de soporte a la instalación. Se despliega el software, se elabora el informe, el de la instalación y el registro de errores.</text:p>
      <text:p text:style-name="Normal">El servicio<text:s/><text:span text:style-name="T20">“Certificación de Entornos”</text:span><text:s/>asegura un correcto funcionamiento en distintos entornos en que se debe implantar. Se realizarán las mismas pruebas para todos los entornos. Y se obtendrá un informe de los defectos detectados en cada entorno.</text:p>
      <text:p text:style-name="Normal">El servicio<text:s/><text:span text:style-name="T21">“Certificación de Compatibilidad de Cliente”</text:span><text:s/>comprueba el funcionamiento en diferentes sistemas operativos, dispositivos y navegadores. Se genera un informe de certificación de compatibilidad por nivel. Los defectos detectados se deben registrar.</text:p>
      <text:p text:style-name="Normal">El servicio<text:span text:style-name="T22"><text:s/>“Verificación de la instalabilidad de SIRHUS”</text:span><text:s/>certifica la instalabilidad de los componentes que se implantarán en entornos productivos SIRhUS y se realizará un informe.</text:p>
      <text:p text:style-name="Normal">El servicio<text:s/><text:span text:style-name="T23">“Verificación de la instalabilidad de SUR”</text:span><text:s/>certifica la instalabilidad de los componentes que se implantarán en entornos productivos SUR y se realizará un informe.</text:p>
      <text:p text:style-name="Normal">El servicio<text:span text:style-name="T24"><text:s/>“Verificación y Validación de Regresión”</text:span><text:s/>verifica que todas las funciones válidas no tengan respuestas de error, son pruebas que se repiten varias veces para cada entrega. Compuesto por la generación de pruebas y la ejecución de<text:s/>ellas.</text:p>
      <text:p text:style-name="Normal">El servicio<text:s/><text:span text:style-name="T25">“Verificación y Validación Funcional”</text:span><text:s/>asegura que el software se ajusta a la funcionalidad que solicita el usuario, sin tener errores funcionales. Generándose un informe.</text:p>
      <text:p text:style-name="P26">El servicio<text:s/><text:span text:style-name="T27">“Pruebas exploratorias”</text:span><text:s/>revisa rápidamente y sin planificación, a partir de la URL, el punto de vista del usuario la aplicación. Se realiza un informe y se registran los errores.</text:p>
      <text:p text:style-name="P28">El servicio<text:s/><text:span text:style-name="T29">“Verificación y Validación de Usabilidad”</text:span><text:s/>certifica la usabilidad de la aplicación. Si la interfaz del usuario es intuitiva y fácil de entender. Comprobando la estructura de ella, como mensajes de error, botones, … Generándose un informe de usabilidad y un registro de errores.</text:p>
      <text:p text:style-name="P30">El servicio<text:s/><text:span text:style-name="T31">“Verificación y Validación de Accesibilidad”</text:span><text:s/>se comprueba que cualquier tipo de persona puede acceder a la aplicación. Se genera un informe y se registran sus defectos.</text:p>
      <text:p text:style-name="P32">El servicio<text:s/><text:span text:style-name="T33">“Verificación de los dumps del sistema GIRO”</text:span><text:s/>se hace un informe donde se analiza la frecuencia que se accede a los objetos. Comprueba la memoria en que se sitúa, su TIMEOUT, …</text:p>
      <text:p text:style-name="P34">El servicio<text:s/><text:span text:style-name="T35">“Verificación y Validación del Modelo de Datos”</text:span><text:s/>comprueba que la estructura de datos cumple los requerimientos. Se genera el informe y se registran los errores.</text:p>
      <text:p text:style-name="P36"><text:span text:style-name="T37"><text:s/>“Verificación y Validación de Procesos de Migración”</text:span><text:s/>asegura ejecutarse en distintos entornos, para trasladar la aplicación y sus archivos. Realiza un informe y registra errores.</text:p>
      <text:p text:style-name="P38"/>
      <text:p text:style-name="P39">Mejora del proceso de certificación</text:p>
      <text:p text:style-name="P40"/>
      <text:p text:style-name="P41">El servicio de acreditación siempre está en mejora continua, para ello hay diferentes puntos que son opciones de mejora a realizar:</text:p>
      <text:list text:style-name="LFO2" text:continue-numbering="true">
        <text:list-item>
          <text:p text:style-name="P42">Adecuación a normas y estándares internacionales y actualizarlas si se requiere.</text:p>
        </text:list-item>
        <text:list-item>
          <text:p text:style-name="P43">Aplicación de nuevos tipos de controles a los sistemas GIRO, SUR y SIRHUS.</text:p>
        </text:list-item>
        <text:list-item>
          <text:p text:style-name="P44">Todos los sistemas pasarán por las mismas pruebas (excepto<text:s/>características especiales acordadas previamente).</text:p>
        </text:list-item>
        <text:list-item>
          <text:p text:style-name="P45">Mejora en la eficiencia a la hora de realizar las pruebas.</text:p>
        </text:list-item>
        <text:list-item>
          <text:p text:style-name="P46">Mejora en detectar más parte de los errores existentes.</text:p>
        </text:list-item>
      </text:list>
      <text:p text:style-name="P47">Las empresas clientes escogerán la fecha límite de la acreditación y el nivel de acreditación que más les convenga. A partir de estas decisiones se presentará un presupuesto a la empresa cliente para llegar a un acuerdo final. Tanto si se otorga la acreditación como si no, se les entregará todos los informes y registro de errores generados.</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Mantenimiento y administración funcional de las herramientas de calidad</text:p>
      <text:p text:style-name="P78"/>
      <text:p text:style-name="P79">La empresa adjudicataria será la responsable del mantenimiento de todas las herramientas utilizadas en el proceso de acreditación. Las<text:s/>herramientas utilizadas se usarán siempre a medida de lo posible, para no tener que hacer nuevas contrataciones (más gastos) y también porque no está previsto el reemplazo de ellas. Pero siempre que se necesite, se harán las modificaciones y actualizaciones adecuadas para que se puedan adaptar a los cambios de entorno y otras necesidades que existan.</text:p>
      <text:p text:style-name="P80">Dicha empresa también tendrá la responsabilidad de elaborar todas las guías de instalación, integración y configuración de las herramientas empleadas.<text:s/></text:p>
      <text:p text:style-name="P81">Administra la configuración y los usuarios de las herramientas utilizadas.</text:p>
      <text:p text:style-name="P82">Por último, extrae los archivos y la información necesaria para el correcto funcionamiento del proceso de pruebas, una vez acabado analiza los resultados de las prueb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555in" fo:line-height="100%"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DengXi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ao hu</meta:initial-creator>
    <dc:creator>jose delgado serrano</dc:creator>
    <meta:creation-date>2020-01-03T17:35:00Z</meta:creation-date>
    <dc:date>2020-01-13T12:09:00Z</dc:date>
    <meta:template xlink:href="Normal" xlink:type="simple"/>
    <meta:editing-cycles>5</meta:editing-cycles>
    <meta:editing-duration>PT2280S</meta:editing-duration>
    <meta:document-statistic meta:page-count="4" meta:paragraph-count="17" meta:word-count="1321" meta:character-count="8574" meta:row-count="60" meta:non-whitespace-character-count="7270"/>
  </office:meta>
</office:document-meta>
</file>